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616" officeooo:paragraph-rsid="001c5616"/>
    </style:style>
    <style:style style:name="P2" style:family="paragraph" style:parent-style-name="Standard">
      <style:text-properties officeooo:rsid="001ddaa7" officeooo:paragraph-rsid="001ddaa7"/>
    </style:style>
    <style:style style:name="P3" style:family="paragraph" style:parent-style-name="Standard">
      <style:text-properties officeooo:rsid="001e44b7" officeooo:paragraph-rsid="001e44b7"/>
    </style:style>
    <style:style style:name="P4" style:family="paragraph" style:parent-style-name="Standard">
      <style:text-properties officeooo:rsid="001fe0ea" officeooo:paragraph-rsid="001fe0ea"/>
    </style:style>
    <style:style style:name="P5" style:family="paragraph" style:parent-style-name="Standard">
      <style:text-properties officeooo:rsid="00210c6a" officeooo:paragraph-rsid="00210c6a"/>
    </style:style>
    <style:style style:name="P6" style:family="paragraph" style:parent-style-name="Standard">
      <style:text-properties officeooo:rsid="002253ac" officeooo:paragraph-rsid="002253ac"/>
    </style:style>
    <style:style style:name="P7" style:family="paragraph" style:parent-style-name="Standard">
      <style:text-properties officeooo:rsid="0022f9b0" officeooo:paragraph-rsid="0022f9b0"/>
    </style:style>
    <style:style style:name="P8" style:family="paragraph" style:parent-style-name="Standard">
      <style:text-properties officeooo:rsid="0024b6cb" officeooo:paragraph-rsid="0024b6cb"/>
    </style:style>
    <style:style style:name="P9" style:family="paragraph" style:parent-style-name="Standard">
      <style:text-properties officeooo:rsid="0026769f" officeooo:paragraph-rsid="0026769f"/>
    </style:style>
    <style:style style:name="P10" style:family="paragraph" style:parent-style-name="Standard">
      <style:text-properties officeooo:rsid="002b8d3a" officeooo:paragraph-rsid="002b8d3a"/>
    </style:style>
    <style:style style:name="P11" style:family="paragraph" style:parent-style-name="Standard">
      <style:text-properties officeooo:rsid="002cecf0" officeooo:paragraph-rsid="002cecf0"/>
    </style:style>
    <style:style style:name="P12" style:family="paragraph" style:parent-style-name="Standard">
      <style:text-properties officeooo:rsid="002e7a9e" officeooo:paragraph-rsid="002e7a9e"/>
    </style:style>
    <style:style style:name="T1" style:family="text">
      <style:text-properties officeooo:rsid="001ddaa7"/>
    </style:style>
    <style:style style:name="T2" style:family="text">
      <style:text-properties officeooo:rsid="00210c6a"/>
    </style:style>
    <style:style style:name="T3" style:family="text">
      <style:text-properties officeooo:rsid="002345c3"/>
    </style:style>
    <style:style style:name="T4" style:family="text">
      <style:text-properties officeooo:rsid="0026fc67"/>
    </style:style>
    <style:style style:name="T5" style:family="text">
      <style:text-properties officeooo:rsid="0029a7e0"/>
    </style:style>
    <style:style style:name="T6" style:family="text">
      <style:text-properties officeooo:rsid="002e26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m init</text:p>
      <text:p text:style-name="P1"/>
      <text:p text:style-name="P1">npm install --save express</text:p>
      <text:p text:style-name="P1"/>
      <text:p text:style-name="P1">npm install --save body-parser</text:p>
      <text:p text:style-name="P1">→ parser / transformer le body des requêtes http pour lui dire qu’on va avoir du JSON</text:p>
      <text:p text:style-name="P1"/>
      <text:p text:style-name="P1">npm install --save path </text:p>
      <text:p text:style-name="P1">→ (path = lien) naviguer dans les dossiers du projet</text:p>
      <text:p text:style-name="P1"/>
      <text:p text:style-name="P1">Dossiers</text:p>
      <text:p text:style-name="P1"/>
      <text:p text:style-name="P1">db <text:span text:style-name="T1">(=dataBase)</text:span> : on y met les connexions avec les BDD et on y met les modèles</text:p>
      <text:p text:style-name="P2">Modèle = BDD / template = vue</text:p>
      <text:p text:style-name="P2"/>
      <text:p text:style-name="P2">public = tout ce qui est front</text:p>
      <text:p text:style-name="P2"/>
      <text:p text:style-name="P3">controllers <text:s/>= toutes les interactions back</text:p>
      <text:p text:style-name="P3"/>
      <text:p text:style-name="P3">Si 2 fronts on met un dossier API avec les BDD et VIEW pour tout ce qui est VUE</text:p>
      <text:p text:style-name="P3"/>
      <text:p text:style-name="P3">routes = tout ce qui est routes du back</text:p>
      <text:p text:style-name="P3"/>
      <text:p text:style-name="P4">app.js à la racine = c’est le app du serveur.</text:p>
      <text:p text:style-name="P4"/>
      <text:p text:style-name="P4"/>
      <text:p text:style-name="P4">//<text:span text:style-name="T2">Fonctionnement des fichiers</text:span></text:p>
      <text:p text:style-name="P4"/>
      <text:p text:style-name="P5">app.js</text:p>
      <text:p text:style-name="P5">Toujours commencer par importer les dépendances utilisées (express, path…)</text:p>
      <text:p text:style-name="P5">Création de l’application : var app = express() ;</text:p>
      <text:p text:style-name="P6">Définir le port d’écoute de l’url sur notre application : app.set(‘port’, 3000) ;</text:p>
      <text:p text:style-name="P7">Appel du server pour le démarrer : <text:span text:style-name="T3">var server = </text:span>app.listen() ;</text:p>
      <text:p text:style-name="P8">Le server est en écoute sur:::3000 // :: signifie que le server est disponible sur toutes les url</text:p>
      <text:p text:style-name="P9">Cannot GET/ : on a bien un serveur mais on a pas configuré de routes</text:p>
      <text:p text:style-name="P9">→<text:span text:style-name="T4"> appel du dossier routes : var routes = require(‘./routes’) ;// il ira chercher par défaut un index.js sinon il faudra nommer le fichier dans la route : ./routes/routes.js</text:span></text:p>
      <text:p text:style-name="P9"/>
      <text:p text:style-name="P10">ROUTES</text:p>
      <text:p text:style-name="P9">// <text:span text:style-name="T5">Pour chaque fichier ayant besoin d’express il faudra redéfinir les dépendances</text:span></text:p>
      <text:p text:style-name="P10">Le fichier route en a besoin.</text:p>
      <text:p text:style-name="P10"/>
      <text:p text:style-name="P11">ORM = Object Relationnel Mapping - ce permet de requêter dans une base de données relationnel par rapport à un modèle</text:p>
      <text:p text:style-name="P11"/>
      <text:p text:style-name="P11">ODM = Object Document Mapping = on est sur une base de document non relationnel</text:p>
      <text:p text:style-name="P11">ex : mangoose pour <text:span text:style-name="T6">js</text:span>, doctrine pour symphony</text:p>
      <text:p text:style-name="P11"/>
      <text:p text:style-name="P12">Dans mangoose, bluebird gère les promi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9:42:46.716073652</meta:creation-date>
    <dc:date>2016-11-21T11:20:25.502844603</dc:date>
    <meta:editing-duration>PT1H27M21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1" meta:paragraph-count="30" meta:word-count="298" meta:character-count="1611" meta:non-whitespace-character-count="1344"/>
  </office:meta>
</office:document-meta>
</file>